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erfograma" svg:font-family="Perfograma" style:font-pitch="variable"/>
    <style:font-face style:name="Stiff Staff Heavy" svg:font-family="'Stiff Staff Heavy'" style:font-pitch="variable"/>
    <style:font-face style:name="Stiff Staff Heavy1" svg:font-family="'Stiff Staff Heavy'" style:font-adornments="Regular" style:font-pitch="variable"/>
  </office:font-face-decls>
  <office:automatic-styles>
    <style:style style:name="P1" style:family="paragraph" style:parent-style-name="Standard">
      <style:text-properties fo:color="#ffffd7" loext:opacity="100%" style:font-name="Perfograma" fo:font-size="26pt" fo:language="en" fo:country="US" fo:font-weight="normal" officeooo:rsid="00005328" officeooo:paragraph-rsid="00005328" fo:background-color="#000000" style:font-size-asian="26pt" style:font-weight-asian="normal" style:font-size-complex="26pt" style:font-weight-complex="normal"/>
    </style:style>
    <style:style style:name="P2" style:family="paragraph" style:parent-style-name="Standard">
      <style:text-properties fo:color="#ffffd7" loext:opacity="100%" style:font-name="Stiff Staff Heavy1" fo:font-size="26pt" fo:language="en" fo:country="US" fo:font-weight="normal" officeooo:rsid="00005328" officeooo:paragraph-rsid="00005328" fo:background-color="#000000" style:font-size-asian="26pt" style:font-weight-asian="normal" style:font-size-complex="26pt" style:font-weight-complex="normal"/>
    </style:style>
    <style:style style:name="T1" style:family="text">
      <style:text-properties fo:background-color="#ffffd7" loext:char-shading-value="0"/>
    </style:style>
    <style:style style:name="T2" style:family="text">
      <style:text-properties fo:background-color="#ffffd7" loext:char-shading-value="0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. </text:p>
      <text:p text:style-name="P1"/>
      <text:p text:style-name="P2">Hell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erfograma" svg:font-family="Perfograma" style:font-pitch="variable"/>
    <style:font-face style:name="Stiff Staff Heavy" svg:font-family="'Stiff Staff Heavy'" style:font-pitch="variable"/>
    <style:font-face style:name="Stiff Staff Heavy1" svg:font-family="'Stiff Staff Heavy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5:34:41.252000000</meta:creation-date>
    <dc:date>2022-07-12T16:11:52.410000000</dc:date>
    <meta:editing-duration>PT27M1S</meta:editing-duration>
    <meta:editing-cycles>1</meta:editing-cycles>
    <meta:document-statistic meta:table-count="0" meta:image-count="0" meta:object-count="0" meta:page-count="1" meta:paragraph-count="2" meta:word-count="2" meta:character-count="14" meta:non-whitespace-character-count="12"/>
    <meta:generator>LibreOffice/7.3.2.2$Windows_X86_64 LibreOffice_project/49f2b1bff42cfccbd8f788c8dc32c1c309559be0</meta:generator>
  </office:meta>
</office:document-meta>
</file>